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URW Chancery L" svg:font-family="'URW Chancery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URW Chancery L" fo:font-size="30pt" style:font-size-asian="30pt" style:font-size-complex="30pt"/>
    </style:style>
    <style:style style:name="P2" style:family="paragraph">
      <style:paragraph-properties fo:text-align="start"/>
      <style:text-properties style:text-line-through-style="none" fo:font-style="normal" style:text-underline-style="none" fo:font-weight="bold"/>
    </style:style>
    <style:style style:name="gr1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bean*attrib1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ean*attrib5*attrib2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ean*attrib5*attrib3_FMT#0*00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ean*attrib5*attrib5*attrib4_FMT#,##0*00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ean*attrib6_[2]*attrib5*attrib4_FMT#,##0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für PDFMergeEngine</text:p>
      <text:p text:style-name="Standard"/>
      <text:p text:style-name="Standard"><draw:control text:anchor-type="as-char" svg:y="-0.457cm" draw:z-index="0" draw:style-name="gr1" draw:text-style-name="P2" svg:width="6.345cm" svg:height="0.458cm" draw:control="control1"/></text:p>
      <text:p text:style-name="Standard"/>
      <text:p text:style-name="Standard"><draw:control text:anchor-type="as-char" svg:y="-0.457cm" draw:z-index="1" draw:style-name="gr1" draw:text-style-name="P2" svg:width="6.345cm" svg:height="0.458cm" draw:control="control2"/></text:p>
      <text:p text:style-name="Standard"/>
      <text:p text:style-name="Standard"><draw:control text:anchor-type="as-char" svg:y="-0.457cm" draw:z-index="2" draw:style-name="gr1" draw:text-style-name="P2" svg:width="6.345cm" svg:height="0.458cm" draw:control="control3"/></text:p>
      <text:p text:style-name="Standard"/>
      <text:p text:style-name="Standard"><draw:control text:anchor-type="as-char" svg:y="-0.457cm" draw:z-index="3" draw:style-name="gr1" draw:text-style-name="P2" svg:width="6.345cm" svg:height="0.458cm" draw:control="control4"/></text:p>
      <text:p text:style-name="Standard"/>
      <text:p text:style-name="Standard"><draw:control text:anchor-type="as-char" svg:y="-0.457cm" draw:z-index="4" draw:style-name="gr1" draw:text-style-name="P2" svg:width="6.345cm" svg:height="0.458cm" draw:control="control5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URW Chancery L" svg:font-family="'URW Chancery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CH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1-27T16:05:42</meta:creation-date>
    <dc:date>2011-01-28T23:54:35</dc:date>
    <meta:editing-duration>PT08H07M20S</meta:editing-duration>
    <meta:editing-cycles>38</meta:editing-cycles>
    <meta:generator>OpenOffice.org/3.0$Linux OpenOffice.org_project/300m15$Build-9379</meta:generator>
    <meta:document-statistic meta:table-count="0" meta:image-count="0" meta:object-count="0" meta:page-count="1" meta:paragraph-count="6" meta:word-count="3" meta:character-count="28"/>
    <meta:user-defined meta:name="Info 1"/>
    <meta:user-defined meta:name="Info 2"/>
    <meta:user-defined meta:name="Info 3"/>
    <meta:user-defined meta:name="Info 4"/>
  </office:meta>
</office:document-meta>
</file>